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12bc" officeooo:paragraph-rsid="000512bc"/>
    </style:style>
    <style:style style:name="P2" style:family="paragraph" style:parent-style-name="Standard">
      <style:text-properties officeooo:rsid="00056bce" officeooo:paragraph-rsid="00056bce"/>
    </style:style>
    <style:style style:name="T1" style:family="text">
      <style:text-properties officeooo:rsid="00056b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CE 416 Project 4</text:p>
      <text:p text:style-name="P1"/>
      <text:p text:style-name="P1">1) The Ethernet address of my computer is dc:41:a9:0d:b0</text:p>
      <text:p text:style-name="P1"/>
      <text:p text:style-name="P1"/>
      <text:p text:style-name="P1">2)The destination address a8:97:cd:8e:e9:50 is not the address of gaia.cs.umass.edu. It is the address of the router I am connected to.</text:p>
      <text:p text:style-name="P1"/>
      <text:p text:style-name="P1">3) The hex value for the the Frame type field is 0x0800. This corresponds to the IP protocol (This indicates which layer the Ethernal frame payload will be passed.</text:p>
      <text:p text:style-name="P1"/>
      <text:p text:style-name="P1">4) The ASCII "G" appears 52 bytes from the start of the Ethernet frame</text:p>
      <text:p text:style-name="P1"/>
      <text:p text:style-name="P1">5) The source address a8:97:cd:8e:e9:50 is neither the Ethernet address of gaia.cs.umass.edu nor the address of my computer. It is the address of my router.</text:p>
      <text:p text:style-name="P1"/>
      <text:p text:style-name="P1">6) The destination address dc:41:a9:0d:b0 is the address of my computer.</text:p>
      <text:p text:style-name="P1"/>
      <text:p text:style-name="P1">7) The hex value for the Frame type field is 0x0800. </text:p>
      <text:p text:style-name="P1"/>
      <text:p text:style-name="P1">8) The ASCII 'O' appears 52 bytes from the start of the Ethernet frame. There are 14 bytes of Ethernet frame, 20 bytes of IP header then 20 bytes of TCP Header before HTTP data is encountered.</text:p>
      <text:p text:style-name="P1"/>
      <text:p text:style-name="P1">9) The source address is a8:97: cd :8e:e9:50, and destination address is ff: ff: ff: ff: ff: ff.</text:p>
      <text:p text:style-name="P1"/>
      <text:p text:style-name="P1">10) The hex value for the Ethernet frame is 0x0806, for ARP.</text:p>
      <text:p text:style-name="P1"/>
      <text:p text:style-name="P1">11) The field “Target Mac Address” is set to 00:00:00:00:00:00 to question the machine whose corresponding IP address is being queried.</text:p>
      <text:p text:style-name="P1"/>
      <text:p text:style-name="P1">12) <text:span text:style-name="T1">The answer to the ARP request appears in the “Sender MAC address” field, which contains the Ethernet address dc:41:a9:f6:0d:b0.</text:span></text:p>
      <text:p text:style-name="P1"/>
      <text:p text:style-name="P2">13) The hex value for the source address is dc:41:a9:f6:0d:b0 and the destination address is a8:97: cd :8e:e9:5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6T11:44:18.947313070</meta:creation-date>
    <dc:date>2021-04-26T12:01:13.980128658</dc:date>
    <meta:editing-duration>PT6M44S</meta:editing-duration>
    <meta:editing-cycles>2</meta:editing-cycles>
    <meta:generator>LibreOffice/6.4.6.2$Linux_X86_64 LibreOffice_project/40$Build-2</meta:generator>
    <meta:document-statistic meta:table-count="0" meta:image-count="0" meta:object-count="0" meta:page-count="1" meta:paragraph-count="14" meta:word-count="250" meta:character-count="1450" meta:non-whitespace-character-count="1213"/>
  </office:meta>
</office:document-meta>
</file>